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ubtitle">
      <style:text-properties officeooo:rsid="00072187" officeooo:paragraph-rsid="00072187"/>
    </style:style>
    <style:style style:name="P2" style:family="paragraph" style:parent-style-name="Title">
      <style:text-properties officeooo:rsid="00072187" officeooo:paragraph-rsid="00072187"/>
    </style:style>
    <style:style style:name="P3" style:family="paragraph" style:parent-style-name="Preformatted_20_Text">
      <style:paragraph-properties fo:line-height="125%"/>
      <style:text-properties fo:color="#333333" loext:opacity="100%"/>
    </style:style>
    <style:style style:name="P4" style:family="paragraph" style:parent-style-name="Preformatted_20_Text">
      <style:paragraph-properties fo:line-height="125%"/>
    </style:style>
    <style:style style:name="P5" style:family="paragraph" style:parent-style-name="Preformatted_20_Text">
      <style:text-properties officeooo:rsid="0007327c" officeooo:paragraph-rsid="0007327c"/>
    </style:style>
    <style:style style:name="P6" style:family="paragraph" style:parent-style-name="Preformatted_20_Text">
      <style:text-properties fo:color="#555555" loext:opacity="100%" fo:font-weight="bold" officeooo:rsid="0007327c" officeooo:paragraph-rsid="0007327c"/>
    </style:style>
    <style:style style:name="P7" style:family="paragraph" style:parent-style-name="Preformatted_20_Text">
      <style:text-properties officeooo:rsid="001125f7" officeooo:paragraph-rsid="001125f7"/>
    </style:style>
    <style:style style:name="P8" style:family="paragraph" style:parent-style-name="Preformatted_20_Text">
      <style:text-properties officeooo:paragraph-rsid="00128242"/>
    </style:style>
    <style:style style:name="P9" style:family="paragraph" style:parent-style-name="Preformatted_20_Text">
      <style:text-properties officeooo:rsid="001403f7" officeooo:paragraph-rsid="001403f7"/>
    </style:style>
    <style:style style:name="P10" style:family="paragraph" style:parent-style-name="Preformatted_20_Text">
      <style:text-properties officeooo:rsid="0016bc5d" officeooo:paragraph-rsid="00178501"/>
    </style:style>
    <style:style style:name="P11" style:family="paragraph" style:parent-style-name="Preformatted_20_Text">
      <style:paragraph-properties fo:margin-top="0cm" fo:margin-bottom="0.499cm" style:contextual-spacing="false" fo:line-height="125%"/>
    </style:style>
    <style:style style:name="P12" style:family="paragraph" style:parent-style-name="Text_20_body">
      <style:text-properties officeooo:rsid="0007327c" officeooo:paragraph-rsid="0007327c"/>
    </style:style>
    <style:style style:name="P13" style:family="paragraph" style:parent-style-name="Text_20_body">
      <style:text-properties officeooo:rsid="001125f7" officeooo:paragraph-rsid="001125f7"/>
    </style:style>
    <style:style style:name="P14" style:family="paragraph" style:parent-style-name="Text_20_body">
      <style:text-properties officeooo:paragraph-rsid="00128242"/>
    </style:style>
    <style:style style:name="P15" style:family="paragraph" style:parent-style-name="Text_20_body">
      <style:text-properties officeooo:rsid="001403f7" officeooo:paragraph-rsid="001403f7"/>
    </style:style>
    <style:style style:name="P16" style:family="paragraph" style:parent-style-name="Text_20_body">
      <style:text-properties officeooo:rsid="0014593e" officeooo:paragraph-rsid="0014593e"/>
    </style:style>
    <style:style style:name="P17" style:family="paragraph" style:parent-style-name="Text_20_body">
      <style:text-properties officeooo:rsid="0016bc5d" officeooo:paragraph-rsid="00178501"/>
    </style:style>
    <style:style style:name="P18" style:family="paragraph" style:parent-style-name="Text_20_body">
      <style:text-properties officeooo:rsid="00178501" officeooo:paragraph-rsid="00178501"/>
    </style:style>
    <style:style style:name="P19" style:family="paragraph" style:parent-style-name="Text_20_body">
      <style:text-properties officeooo:rsid="00182a9c" officeooo:paragraph-rsid="00182a9c"/>
    </style:style>
    <style:style style:name="T1" style:family="text">
      <style:text-properties officeooo:rsid="000a28c1"/>
    </style:style>
    <style:style style:name="T2" style:family="text">
      <style:text-properties officeooo:rsid="000ac9a7"/>
    </style:style>
    <style:style style:name="T3" style:family="text">
      <style:text-properties fo:color="#008800" loext:opacity="100%" fo:font-weight="bold"/>
    </style:style>
    <style:style style:name="T4" style:family="text">
      <style:text-properties fo:color="#008800" loext:opacity="100%" fo:font-weight="bold" officeooo:rsid="00128242"/>
    </style:style>
    <style:style style:name="T5" style:family="text">
      <style:text-properties fo:color="#333399" loext:opacity="100%" fo:font-weight="bold"/>
    </style:style>
    <style:style style:name="T6" style:family="text">
      <style:text-properties fo:color="#0066bb" loext:opacity="100%" fo:font-weight="bold"/>
    </style:style>
    <style:style style:name="T7" style:family="text">
      <style:text-properties fo:color="#333333" loext:opacity="100%"/>
    </style:style>
    <style:style style:name="T8" style:family="text">
      <style:text-properties fo:color="#333333" loext:opacity="100%" officeooo:rsid="00128242"/>
    </style:style>
    <style:style style:name="T9" style:family="text">
      <style:text-properties fo:color="#333333" loext:opacity="100%" officeooo:rsid="00128242" fo:background-color="#fff0f0" loext:char-shading-value="0"/>
    </style:style>
    <style:style style:name="T10" style:family="text">
      <style:text-properties officeooo:rsid="000d66f1"/>
    </style:style>
    <style:style style:name="T11" style:family="text">
      <style:text-properties officeooo:rsid="000e56cc"/>
    </style:style>
    <style:style style:name="T12" style:family="text">
      <style:text-properties fo:color="#bb0066" loext:opacity="100%" fo:font-weight="bold"/>
    </style:style>
    <style:style style:name="T13" style:family="text">
      <style:text-properties officeooo:rsid="000f3d8c"/>
    </style:style>
    <style:style style:name="T14" style:family="text">
      <style:text-properties fo:background-color="#fff0f0" loext:char-shading-value="0"/>
    </style:style>
    <style:style style:name="T15" style:family="text">
      <style:text-properties fo:color="#0000cc" loext:opacity="100%"/>
    </style:style>
    <style:style style:name="T16" style:family="text">
      <style:text-properties officeooo:rsid="00128242"/>
    </style:style>
    <style:style style:name="T17" style:family="text">
      <style:text-properties officeooo:rsid="0013d8dc"/>
    </style:style>
    <style:style style:name="T18" style:family="text">
      <style:text-properties fo:color="#0000dd" loext:opacity="100%" fo:font-weight="bold"/>
    </style:style>
    <style:style style:name="T19" style:family="text">
      <style:text-properties officeooo:rsid="001438e1"/>
    </style:style>
    <style:style style:name="T20" style:family="text">
      <style:text-properties officeooo:rsid="0014593e"/>
    </style:style>
    <style:style style:name="T21" style:family="text">
      <style:text-properties officeooo:rsid="00170c85"/>
    </style:style>
    <style:style style:name="T22" style:family="text">
      <style:text-properties officeooo:rsid="00178501"/>
    </style:style>
    <style:style style:name="T23" style:family="text">
      <style:text-properties fo:color="#888888" loext:opacity="100%"/>
    </style:style>
    <style:style style:name="T24" style:family="text">
      <style:text-properties officeooo:rsid="00182a9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Oblig 2 – Programmering 2</text:p>
      <text:p text:style-name="P1">Thomas Waaler</text:p>
      <text:h text:style-name="Heading_20_1" text:outline-level="1">Oppgave 1.1</text:h>
      <text:h text:style-name="Heading_20_3" text:outline-level="3">Class</text:h>
      <text:p text:style-name="P13">Class blir brukt til å definere klasser. En klasse inneholder et klassenavn og har en kodeblokk hvor man kan definere variabler, metoder og konstruktøren som blir kjørt når man oppretter et objekt ut ifra denne klassen. For eksempel:</text:p>
      <text:p text:style-name="P7"><text:span text:style-name="T3">class</text:span> <text:span text:style-name="T12">MyClass</text:span> <text:span text:style-name="T7">{</text:span></text:p>
      <text:p text:style-name="P4"><text:s text:c="4"/><text:span text:style-name="T3">public</text:span> String name<text:span text:style-name="T7">;</text:span></text:p>
      <text:p text:style-name="P4"/>
      <text:p text:style-name="P4"><text:s text:c="4"/><text:span text:style-name="T3">public</text:span> <text:span text:style-name="T6">MyClass</text:span><text:span text:style-name="T7">(</text:span>String name<text:span text:style-name="T7">)</text:span> <text:span text:style-name="T7">{</text:span></text:p>
      <text:p text:style-name="P4"><text:s text:c="8"/><text:span text:style-name="T3">this</text:span><text:span text:style-name="T7">.</text:span><text:span text:style-name="T15">name</text:span> <text:span text:style-name="T7">=</text:span> name<text:span text:style-name="T7">;</text:span></text:p>
      <text:p text:style-name="P4"><text:s text:c="4"/><text:span text:style-name="T7">}</text:span></text:p>
      <text:p text:style-name="P11"><text:span text:style-name="T7">}</text:span></text:p>
      <text:h text:style-name="Heading_20_3" text:outline-level="3">Object</text:h>
      <text:p text:style-name="P14"><text:span text:style-name="T16">Et objekt er en instans av en klasse som har variabler og metoder som er definert i klassen. </text:span><text:span text:style-name="T17">Objekter kan man bruke som egendefinerte datatyper. </text:span><text:span text:style-name="T16">For eksempel:</text:span></text:p>
      <text:p text:style-name="P8"><text:span text:style-name="T8">MyClass objectInstance = </text:span><text:span text:style-name="T4">new</text:span><text:span text:style-name="T8"> MyClass(</text:span><text:span text:style-name="T9">"Some name"</text:span><text:span text:style-name="T8">);</text:span></text:p>
      <text:p text:style-name="P11">objectInstance<text:span text:style-name="T7">.</text:span><text:span text:style-name="T15">name</text:span> <text:span text:style-name="T7">=</text:span> <text:span text:style-name="T14">"Other name"</text:span><text:span text:style-name="T7">;</text:span></text:p>
      <text:h text:style-name="Heading_20_3" text:outline-level="3">Instansvariabel</text:h>
      <text:p text:style-name="P12"><text:span text:style-name="T10">Instansvariabler er variabler definert i en klasse utenfor metoder, vanligvis på toppen av klassen. </text:span><text:span text:style-name="T11">Dette er variabler som er relatert til den klassen og er tilgjengelig i hele klassen For eksempel en klasse med instansvariabler for lengde og bredde:</text:span></text:p>
      <text:p text:style-name="P5"><text:span text:style-name="T3">class</text:span> <text:span text:style-name="T12">Rectangle</text:span> <text:span text:style-name="T7">{</text:span></text:p>
      <text:p text:style-name="P4"><text:s text:c="4"/><text:span text:style-name="T3">public</text:span> <text:span text:style-name="T5">float</text:span> width<text:span text:style-name="T7">;</text:span></text:p>
      <text:p text:style-name="P4"><text:s text:c="4"/><text:span text:style-name="T3">public</text:span> <text:span text:style-name="T5">float</text:span> height<text:span text:style-name="T7">;</text:span></text:p>
      <text:p text:style-name="P11"><text:span text:style-name="T7">}</text:span></text:p>
      <text:h text:style-name="Heading_20_3" text:outline-level="3">Overloading</text:h>
      <text:p text:style-name="P12"><text:span text:style-name="T2">Overload</text:span><text:span text:style-name="T11">ing</text:span><text:span text:style-name="T2"> er at man lager flere forskjellige definisjoner av en metode. Det vil si at man kan endre returverdien, antall parametere og rekkefølgen på datatypene på parameterne. Dette blir brukt dersom man ønsker å kalle én metode på forskjellige måter. For eksempel en metode som returnerer areal enten som int eller float:</text:span></text:p>
      <text:p text:style-name="P5"><text:span text:style-name="T3">public</text:span> <text:span text:style-name="T5">int</text:span> <text:span text:style-name="T6">getArea</text:span><text:span text:style-name="T7">(</text:span><text:span text:style-name="T5">int</text:span> length<text:span text:style-name="T7">,</text:span> <text:span text:style-name="T5">int</text:span> height<text:span text:style-name="T7">)</text:span> <text:span text:style-name="T7">{</text:span></text:p>
      <text:p text:style-name="P4"><text:s text:c="4"/><text:span text:style-name="T3">return</text:span> length <text:span text:style-name="T7">*</text:span> height<text:span text:style-name="T7">;</text:span></text:p>
      <text:p text:style-name="P3">}</text:p>
      <text:p text:style-name="P4"/>
      <text:p text:style-name="P4"><text:soft-page-break/><text:span text:style-name="T3">public</text:span> <text:span text:style-name="T5">float</text:span> <text:span text:style-name="T6">getArea</text:span><text:span text:style-name="T7">(</text:span><text:span text:style-name="T5">float</text:span> length<text:span text:style-name="T7">,</text:span> <text:span text:style-name="T5">float</text:span> height<text:span text:style-name="T7">)</text:span> <text:span text:style-name="T7">{</text:span></text:p>
      <text:p text:style-name="P4"><text:s text:c="4"/><text:span text:style-name="T3">return</text:span> length <text:span text:style-name="T7">*</text:span> height<text:span text:style-name="T7">;</text:span></text:p>
      <text:p text:style-name="P11"><text:span text:style-name="T7">}</text:span></text:p>
      <text:h text:style-name="Heading_20_3" text:outline-level="3">Overriding</text:h>
      <text:p text:style-name="P12"><text:span text:style-name="T1">Overriding vil si at man overskriver/omdefinerer en metode fra foreldreklassen. For eksempel så <text:s/>er alle objekter et barne objekt av Object, så da kan man overskrive metoden toString sånn at den returnerer en bedre tekst enn det er som default. </text:span><text:span text:style-name="T13">For å vise at man forsøker å overskrive en metode skriver man @Override før metoden:</text:span></text:p>
      <text:p text:style-name="P6">@Override</text:p>
      <text:p text:style-name="P4"><text:span text:style-name="T3">public</text:span> String <text:span text:style-name="T6">toString</text:span><text:span text:style-name="T7">()</text:span> <text:span text:style-name="T7">{</text:span></text:p>
      <text:p text:style-name="P4"><text:s text:c="4"/><text:span text:style-name="T3">return</text:span> <text:span text:style-name="T14">"New String here"</text:span><text:span text:style-name="T7">;</text:span></text:p>
      <text:p text:style-name="P11"><text:span text:style-name="T7">}</text:span></text:p>
      <text:h text:style-name="Heading_20_3" text:outline-level="3">Extends</text:h>
      <text:p text:style-name="P15">Extends brukes til å definere forelderklassen som klassen skal arve fra. Dette vil si at barneklassen har nå de samme variablene og metodene som er definert i foreldreklassen (Se bort ifra tilgangsmodifikatorer). For eksempel:</text:p>
      <text:p text:style-name="P9"><text:span text:style-name="T3">class</text:span> <text:span text:style-name="T12">OtherClass</text:span> <text:span text:style-name="T3">extends</text:span> MyClass <text:span text:style-name="T7">{</text:span></text:p>
      <text:p text:style-name="P4"><text:s text:c="4"/><text:span text:style-name="T3">public</text:span> <text:span text:style-name="T5">int</text:span> length<text:span text:style-name="T7">;</text:span></text:p>
      <text:p text:style-name="P4"/>
      <text:p text:style-name="P4"><text:s text:c="4"/><text:span text:style-name="T3">public</text:span> <text:span text:style-name="T6">OtherClass</text:span><text:span text:style-name="T7">(</text:span>String name<text:span text:style-name="T7">,</text:span> <text:span text:style-name="T5">int</text:span> length<text:span text:style-name="T7">)</text:span> <text:span text:style-name="T7">{</text:span></text:p>
      <text:p text:style-name="P4"><text:s text:c="8"/><text:span text:style-name="T3">super</text:span><text:span text:style-name="T7">(</text:span>name<text:span text:style-name="T7">);</text:span></text:p>
      <text:p text:style-name="P4"><text:s text:c="8"/><text:span text:style-name="T3">this</text:span><text:span text:style-name="T7">.</text:span><text:span text:style-name="T15">length</text:span> <text:span text:style-name="T7">=</text:span> length<text:span text:style-name="T7">;</text:span></text:p>
      <text:p text:style-name="P4"><text:s text:c="4"/><text:span text:style-name="T7">}</text:span></text:p>
      <text:p text:style-name="P3">}</text:p>
      <text:p text:style-name="P4"/>
      <text:p text:style-name="P4">OtherClass objRef <text:span text:style-name="T7">=</text:span> <text:span text:style-name="T3">new</text:span> OtherClass<text:span text:style-name="T7">(</text:span><text:span text:style-name="T14">"Name"</text:span><text:span text:style-name="T7">,</text:span> <text:span text:style-name="T18">23</text:span><text:span text:style-name="T7">);</text:span></text:p>
      <text:p text:style-name="P4">objRef<text:span text:style-name="T7">.</text:span><text:span text:style-name="T15">name</text:span> <text:span text:style-name="T7">=</text:span> <text:span text:style-name="T14">"Text"</text:span><text:span text:style-name="T7">;</text:span></text:p>
      <text:p text:style-name="P11">objRef<text:span text:style-name="T7">.</text:span><text:span text:style-name="T15">length</text:span> <text:span text:style-name="T7">=</text:span> <text:span text:style-name="T18">53</text:span><text:span text:style-name="T7">;</text:span></text:p>
      <text:h text:style-name="Heading_20_3" text:outline-level="3">Polymorphism</text:h>
      <text:p text:style-name="P15">Polymorphism <text:span text:style-name="T19">vil si at hvert objekt av en barneklasse er også et objekt av hver klasse den arver fra. Si vi har </text:span><text:span text:style-name="T20">følgende klasser:</text:span></text:p>
      <text:p text:style-name="P9"><text:span text:style-name="T3">class</text:span> <text:span text:style-name="T12">Shape</text:span> <text:span text:style-name="T7">{...}</text:span></text:p>
      <text:p text:style-name="P4"><text:span text:style-name="T3">class</text:span> <text:span text:style-name="T12">Rectangle</text:span> <text:span text:style-name="T3">extends</text:span> Shape <text:span text:style-name="T7">{...}</text:span></text:p>
      <text:p text:style-name="P11"><text:span text:style-name="T3">class</text:span> <text:span text:style-name="T12">Circle</text:span> <text:span text:style-name="T3">extends</text:span> Shape <text:span text:style-name="T7">{...}</text:span></text:p>
      <text:p text:style-name="P16">Klassene Rectangle og Circle kan man bruke som om de var et Shape objekt, men man kan ikke bruke et Shape objekt som om det var et Rectangle eller Circle objekt.</text:p>
      <text:h text:style-name="Heading_20_3" text:outline-level="3">Private, public, protected</text:h>
      <text:p text:style-name="P17">Private, public og protected er forskjellige tilgangsmodifikatorer man kan bruke på variabler og metoder i klasser for å definere hva slags tilgang vi har på de variablene og metodene utenfor klassen. <text:span text:style-name="T21">Private vil si at man bare har tilgang til variablet eller metoden innenfor klassen, mens </text:span><text:soft-page-break/><text:span text:style-name="T21">Public vil si at man har tilgang utenfor klassen. Protected </text:span><text:span text:style-name="T22">vil si at man har bare tilgang dersom man er en barneklasse eller er i samme package.</text:span></text:p>
      <text:p text:style-name="P10"><text:span text:style-name="T3">class</text:span> <text:span text:style-name="T12">Person</text:span> <text:span text:style-name="T7">{</text:span></text:p>
      <text:p text:style-name="P4"><text:s text:c="4"/><text:span text:style-name="T3">public</text:span> String firstname<text:span text:style-name="T7">;</text:span></text:p>
      <text:p text:style-name="P4"><text:s text:c="4"/><text:span text:style-name="T3">private</text:span> String lastname<text:span text:style-name="T7">;</text:span></text:p>
      <text:p text:style-name="P4"><text:s text:c="4"/><text:span text:style-name="T3">protected</text:span> <text:span text:style-name="T5">int</text:span> age<text:span text:style-name="T7">;</text:span></text:p>
      <text:p text:style-name="P4"/>
      <text:p text:style-name="P4"><text:s text:c="4"/><text:span text:style-name="T3">public</text:span> <text:span text:style-name="T6">Person</text:span><text:span text:style-name="T7">(</text:span>String firstname<text:span text:style-name="T7">,</text:span> String lastname<text:span text:style-name="T7">,</text:span> <text:span text:style-name="T5">int</text:span> age<text:span text:style-name="T7">)</text:span> <text:span text:style-name="T7">{</text:span></text:p>
      <text:p text:style-name="P4"><text:s text:c="8"/><text:span text:style-name="T3">this</text:span><text:span text:style-name="T7">.</text:span><text:span text:style-name="T15">firstname</text:span> <text:span text:style-name="T7">=</text:span> firstname<text:span text:style-name="T7">;</text:span> <text:s text:c="3"/><text:span text:style-name="T23">// Has access</text:span></text:p>
      <text:p text:style-name="P4"><text:s text:c="8"/><text:span text:style-name="T3">this</text:span><text:span text:style-name="T7">.</text:span><text:span text:style-name="T15">lastname</text:span> <text:span text:style-name="T7">=</text:span> lastname<text:span text:style-name="T7">;</text:span> <text:s text:c="5"/><text:span text:style-name="T23">// Has access</text:span></text:p>
      <text:p text:style-name="P4"><text:s text:c="8"/><text:span text:style-name="T3">this</text:span><text:span text:style-name="T7">.</text:span><text:span text:style-name="T15">age</text:span> <text:span text:style-name="T7">=</text:span> age<text:span text:style-name="T7">;</text:span> <text:s text:c="15"/><text:span text:style-name="T23">// Has access</text:span></text:p>
      <text:p text:style-name="P4"><text:s text:c="4"/><text:span text:style-name="T7">}</text:span></text:p>
      <text:p text:style-name="P3">}</text:p>
      <text:p text:style-name="P4"><text:span text:style-name="T3">class</text:span> <text:span text:style-name="T12">Employee</text:span> <text:span text:style-name="T3">extends</text:span> Person <text:span text:style-name="T7">{</text:span></text:p>
      <text:p text:style-name="P4"><text:s text:c="4"/><text:span text:style-name="T3">public</text:span> <text:span text:style-name="T5">int</text:span> id<text:span text:style-name="T7">;</text:span></text:p>
      <text:p text:style-name="P4"/>
      <text:p text:style-name="P4"><text:s text:c="4"/><text:span text:style-name="T3">public</text:span> <text:span text:style-name="T6">Employee</text:span><text:span text:style-name="T7">(</text:span>String firstname<text:span text:style-name="T7">,</text:span> String lastname<text:span text:style-name="T7">,</text:span> <text:span text:style-name="T5">int</text:span> age<text:span text:style-name="T7">,</text:span> <text:span text:style-name="T5">int</text:span> id<text:span text:style-name="T7">)</text:span> <text:span text:style-name="T7">{</text:span></text:p>
      <text:p text:style-name="P4"><text:s text:c="8"/><text:span text:style-name="T23">//super(firstname, lastname, age); Normally uses this for initializing</text:span></text:p>
      <text:p text:style-name="P4"><text:s text:c="8"/><text:span text:style-name="T3">this</text:span><text:span text:style-name="T7">.</text:span><text:span text:style-name="T15">firstname</text:span> <text:span text:style-name="T7">=</text:span> firstname<text:span text:style-name="T7">;</text:span> <text:s text:c="3"/><text:span text:style-name="T23">// Has access</text:span></text:p>
      <text:p text:style-name="P4"><text:s text:c="8"/><text:span text:style-name="T3">this</text:span><text:span text:style-name="T7">.</text:span><text:span text:style-name="T15">lastname</text:span> <text:span text:style-name="T7">=</text:span> lastname<text:span text:style-name="T7">;</text:span> <text:s text:c="5"/><text:span text:style-name="T23">// Has NO access</text:span></text:p>
      <text:p text:style-name="P4"><text:s text:c="8"/><text:span text:style-name="T3">this</text:span><text:span text:style-name="T7">.</text:span><text:span text:style-name="T15">age</text:span> <text:span text:style-name="T7">=</text:span> age<text:span text:style-name="T7">;</text:span> <text:s text:c="15"/><text:span text:style-name="T23">// Has access</text:span></text:p>
      <text:p text:style-name="P4"><text:s text:c="8"/><text:span text:style-name="T3">this</text:span><text:span text:style-name="T7">.</text:span><text:span text:style-name="T15">id</text:span> <text:span text:style-name="T7">=</text:span> id<text:span text:style-name="T7">;</text:span> <text:s text:c="17"/><text:span text:style-name="T23">// Has access</text:span></text:p>
      <text:p text:style-name="P4"><text:s text:c="4"/><text:span text:style-name="T7">}</text:span></text:p>
      <text:p text:style-name="P11"><text:span text:style-name="T7">}</text:span></text:p>
      <text:h text:style-name="Heading_20_3" text:outline-level="3">this og super</text:h>
      <text:p text:style-name="P18">This brukes til å referere til objektet man bruker det i. Dette blir vanligvis brukt dersom man har en metode som har parametere som heter det samme som instansvariablene, da <text:span text:style-name="T24">kan man bruke this.variabelnavn for å bruke instansvariabel. Eksempel på dette kan man se på klasse definisjonene ovenfor.</text:span></text:p>
      <text:p text:style-name="P19">Super brukes i konstruktøren på barneklasser for å kjøre konstruktøren til forelderklassen hvor man også spesifiserer foreldreklassen sine parametere. I eksempelet ovenfor istedenfor at Employee skal definere firstname, lastname og age slik som i Person så kan man bruke super() sånn at Person sin konstruktør tar seg av det.</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nb" fo:country="NO"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10T19:46:59.027000000</meta:creation-date>
    <dc:date>2022-02-11T12:26:35.196000000</dc:date>
    <meta:editing-duration>PT2H21M44S</meta:editing-duration>
    <meta:editing-cycles>15</meta:editing-cycles>
    <meta:generator>LibreOffice/7.1.5.2$Windows_X86_64 LibreOffice_project/85f04e9f809797b8199d13c421bd8a2b025d52b5</meta:generator>
    <meta:document-statistic meta:table-count="0" meta:image-count="0" meta:object-count="0" meta:page-count="3" meta:paragraph-count="78" meta:word-count="698" meta:character-count="4554" meta:non-whitespace-character-count="3705"/>
  </office:meta>
</office:document-meta>
</file>